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cm" svg:y="0.206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1">
              <text:list-item>
                <text:p>Протокол передачи данных — набор соглашений интерфейса логического уровня, которые определяют обмен данными между различными программами. Эти соглашения задают единообразный способ передачи сообщений и обработки ошибок при взаимодействии программного обеспечения разнесённой в пространстве аппаратуры, соединённой тем или иным интерфейсо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1">
              <text:list-item>
                <text:p>Сигнальный протокол используется для управления соединением — например, установки, переадресации, разрыва связи.</text:p>
              </text:list-item>
              <text:list-item>
                <text:p>Протокол передачи данных</text:p>
              </text:list-item>
              <text:list-item>
                <text:p>Сетево́й протоко́л — набор правил и действий (очерёдности действий), позволяющий осуществлять соединение и обмен данными между двумя и более включёнными в сеть устройствами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1">
              <text:list-item>
                <text:p>Модель OSI — 7-уровневая логическая модель работы сети. Реализуется группой протоколов и правил связи, организованных в несколько уровней:</text:p>
              </text:list-item>
              <text:list-item>
                <text:p><text:s text:c="4"/>на физическом уровне определяются физические (механические, электрические, оптические) характеристики линий связи;</text:p>
              </text:list-item>
              <text:list-item>
                <text:p><text:s text:c="4"/>на канальном уровне определяются правила использования физического уровня узлами сети;</text:p>
              </text:list-item>
              <text:list-item>
                <text:p><text:s text:c="4"/>сетевой уровень отвечает за адресацию и доставку сообщений;</text:p>
              </text:list-item>
              <text:list-item>
                <text:p><text:s text:c="4"/>транспортный уровень контролирует очередность прохождения компонентов сообщения;</text:p>
              </text:list-item>
              <text:list-item>
                <text:p><text:s text:c="4"/>сеансовый уровень координирует связь между двумя прикладными программами, работающими на разных рабочих станциях;</text:p>
              </text:list-item>
              <text:list-item>
                <text:p><text:s text:c="4"/>уровень представления служит для преобразования данных из внутреннего формата компьютера в формат передачи;</text:p>
              </text:list-item>
              <text:list-item>
                <text:p><text:s text:c="4"/>прикладной уровень является пограничным между прикладной программой и другими уровнями, обеспечивая удобный интерфейс связи для сетевых программ пользователя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1">
              <text:list-item>
                <text:p>Стек протоколов TCP/IP включает в себя четыре уровня[6]:</text:p>
              </text:list-item>
              <text:list-item>
                <text:p><text:s text:c="4"/>Прикладной уровень (Application Layer),</text:p>
              </text:list-item>
              <text:list-item>
                <text:p><text:s text:c="4"/>Транспортный уровень (Transport Layer),</text:p>
              </text:list-item>
              <text:list-item>
                <text:p><text:s text:c="4"/>Межсетевой уровень (Сетевой уровень[7]) (Internet Layer),</text:p>
              </text:list-item>
              <text:list-item>
                <text:p><text:s text:c="4"/>Канальный уровень (Network Access Layer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1">
              <text:list-item>
                <text:p>Универсальный асинхронный приёмопередатчик (УАПП, англ. Universal Asynchronous Receiver-Transmitter, UART) — узел вычислительных устройств, предназначенный для организации связи с другими цифровыми устройствами. Преобразует передаваемые данные в последовательный вид так, чтобы было возможно передать их по одной физической цифровой линии другому аналогичному устройству. Метод преобразования хорошо стандартизован и широко применяется в компьютерной технике (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RS-232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RS-485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1Wi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2:16.003572029</meta:creation-date>
    <meta:generator>LibreOffice/7.3.7.2$Linux_X86_64 LibreOffice_project/30$Build-2</meta:generator>
    <dc:date>2023-02-18T20:54:36.884244732</dc:date>
    <meta:editing-duration>PT6M58S</meta:editing-duration>
    <meta:editing-cycles>1</meta:editing-cycles>
    <meta:document-statistic meta:object-count="57"/>
  </office:meta>
</office:document-meta>
</file>